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DecompteFactureGardePerseus" style:family="table">
      <style:table-properties style:width="17.014cm" fo:margin-left="-0.016cm" fo:margin-right="0cm" table:align="margins" table:border-model="separating"/>
    </style:style>
    <style:style style:name="tableauDecompteFactureGardePerseus.A" style:family="table-column">
      <style:table-column-properties style:column-width="9.523cm" style:rel-column-width="36680*"/>
    </style:style>
    <style:style style:name="tableauDecompteFactureGardePerseus.B" style:family="table-column">
      <style:table-column-properties style:column-width="2.54cm" style:rel-column-width="9783*"/>
    </style:style>
    <style:style style:name="tableauDecompteFactureGardePerseus.C" style:family="table-column">
      <style:table-column-properties style:column-width="2.487cm" style:rel-column-width="9579*"/>
    </style:style>
    <style:style style:name="tableauDecompteFactureGardePerseus.D" style:family="table-column">
      <style:table-column-properties style:column-width="2.464cm" style:rel-column-width="9493*"/>
    </style:style>
    <style:style style:name="tableauDecompteFactureGardePerseus.1" style:family="table-row">
      <style:table-row-properties style:min-row-height="0.499cm"/>
    </style:style>
    <style:style style:name="tableauDecompteFactureGardePerseus.A1" style:family="table-cell">
      <style:table-cell-properties fo:padding="0.101cm" fo:border-left="none" fo:border-right="none" fo:border-top="0.018cm solid #000000" fo:border-bottom="none"/>
    </style:style>
    <style:style style:name="tableauDecompteFactureGardePerseus.A2" style:family="table-cell">
      <style:table-cell-properties fo:padding="0.101cm" fo:border="none"/>
    </style:style>
    <style:style style:name="tableauDecompteFactureGardePerseus.B2" style:family="table-cell">
      <style:table-cell-properties fo:background-color="transparent" fo:padding="0.101cm" fo:border-left="0.018cm solid #000000" fo:border-right="none" fo:border-top="0.018cm solid #000000" fo:border-bottom="0.018cm solid #000000">
        <style:background-image/>
      </style:table-cell-properties>
    </style:style>
    <style:style style:name="tableauDecompteFactureGardePerseus.D2" style:family="table-cell">
      <style:table-cell-properties fo:background-color="transparent" fo:padding="0.101cm" fo:border="0.018cm solid #000000">
        <style:background-image/>
      </style:table-cell-properties>
    </style:style>
    <style:style style:name="tableauDecompteFactureGardePerseus.B3" style:family="table-cell">
      <style:table-cell-properties fo:padding="0.101cm" fo:border-left="0.018cm solid #000000" fo:border-right="none" fo:border-top="none" fo:border-bottom="none"/>
    </style:style>
    <style:style style:name="tableauDecompteFactureGardePerseus.D3" style:family="table-cell">
      <style:table-cell-properties fo:padding="0.101cm" fo:border-left="0.018cm solid #000000" fo:border-right="0.018cm solid #000000" fo:border-top="none" fo:border-bottom="none"/>
    </style:style>
    <style:style style:name="tableauDecompteFactureGardePerseus.A8" style:family="table-cell">
      <style:table-cell-properties fo:padding="0.101cm" fo:border-left="none" fo:border-right="none" fo:border-top="none" fo:border-bottom="0.018cm solid #000000"/>
    </style:style>
    <style:style style:name="tableauDecompteFactureGardePerseus.B8" style:family="table-cell">
      <style:table-cell-properties fo:padding="0.101cm" fo:border-left="0.018cm solid #000000" fo:border-right="none" fo:border-top="none" fo:border-bottom="0.018cm solid #000000"/>
    </style:style>
    <style:style style:name="tableauDecompteFactureGardePerseus.D8" style:family="table-cell">
      <style:table-cell-properties fo:padding="0.101cm" fo:border-left="0.018cm solid #000000" fo:border-right="0.018cm solid #000000" fo:border-top="none" fo:border-bottom="0.018cm solid #000000"/>
    </style:style>
    <style:style style:name="tableauDecompteFactureGardePerseus.A9" style:family="table-cell">
      <style:table-cell-properties fo:padding="0.101cm" fo:border-left="none" fo:border-right="none" fo:border-top="0.035cm solid #000000" fo:border-bottom="none"/>
    </style:style>
    <style:style style:name="tableauDecompteFactureGardePerseus.B9" style:family="table-cell">
      <style:table-cell-properties fo:padding="0.101cm" fo:border-left="0.018cm solid #000000" fo:border-right="none" fo:border-top="0.035cm solid #000000" fo:border-bottom="none"/>
    </style:style>
    <style:style style:name="tableauDecompteFactureGardePerseus.D9" style:family="table-cell">
      <style:table-cell-properties fo:padding="0.101cm" fo:border-left="0.018cm solid #000000" fo:border-right="0.018cm solid #000000" fo:border-top="0.035cm solid #000000" fo:border-bottom="none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Helvetica" fo:font-size="9pt" style:font-size-asian="9pt" style:font-size-complex="9pt"/>
    </style:style>
    <style:style style:name="P2" style:family="paragraph" style:parent-style-name="Standard">
      <style:text-properties style:font-name="Helvetica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 style:shadow="none"/>
      <style:text-properties style:font-name="Helvetica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Helvetica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Helvetica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9" style:family="paragraph" style:parent-style-name="Table_20_Contents">
      <style:text-properties style:font-name="Helvetica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Helvetic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9pt" style:text-underline-style="none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AnneeDecompte=% - %=NumDecisionDecompte=% %=DateDecisionDecompte=%<text:tab/><text:tab/><text:tab/><text:tab/><text:tab/><text:tab/><text:tab/><text:page-number text:select-page="current">1</text:page-number></text:p>
      <text:p text:style-name="P3">%=NumNssDecompte=%<text:tab/>%=AyantDroitDecompte=% %=DateNaissanceDecompte=%</text:p>
      <table:table table:name="tableauDecompteFactureGardePerseus" table:style-name="tableauDecompteFactureGardePerseus">
        <table:table-column table:style-name="tableauDecompteFactureGardePerseus.A"/>
        <table:table-column table:style-name="tableauDecompteFactureGardePerseus.B"/>
        <table:table-column table:style-name="tableauDecompteFactureGardePerseus.C"/>
        <table:table-column table:style-name="tableauDecompteFactureGardePerseus.D"/>
        <table:table-row table:style-name="tableauDecompteFactureGardePerseus.1">
          <table:table-cell table:style-name="tableauDecompteFactureGardePerseus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DecompteFactureGardePerseus.1">
          <table:table-cell table:style-name="tableauDecompteFactureGardePerseus.A2" office:value-type="string">
            <text:p text:style-name="P2">%{typeLigneZero}%%=TitreDecomptePrestation=%</text:p>
          </table:table-cell>
          <table:table-cell table:style-name="tableauDecompteFactureGardePerseus.B2" office:value-type="string">
            <text:p text:style-name="P4">%=TitreMontantDemande=%</text:p>
          </table:table-cell>
          <table:table-cell table:style-name="tableauDecompteFactureGardePerseus.B2" office:value-type="string">
            <text:p text:style-name="P4">%=TitreMontantNonReconnu=%</text:p>
          </table:table-cell>
          <table:table-cell table:style-name="tableauDecompteFactureGardePerseus.D2" office:value-type="string">
            <text:p text:style-name="P5">%=TitreMontantAdmis=%</text:p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6">%{typeLigneDeux}%%=DateFacturePrestation=%</text:p>
          </table:table-cell>
          <table:table-cell table:style-name="tableauDecompteFactureGardePerseus.B3" office:value-type="string">
            <text:p text:style-name="P7">%=MontantDemandePeriodeRFM=%</text:p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D3" office:value-type="string">
            <text:p text:style-name="P6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6">%{typeLigneTrois}%%=BeneficiairePrestation=%</text:p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D3" office:value-type="string">
            <text:p text:style-name="P6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6">%{typeLigneQuatre}%%=PeriodePrestation=%</text:p>
          </table:table-cell>
          <table:table-cell table:style-name="tableauDecompteFactureGardePerseus.B3" office:value-type="string">
            <text:p text:style-name="P8"/>
          </table:table-cell>
          <table:table-cell table:style-name="tableauDecompteFactureGardePerseus.B3" office:value-type="string">
            <text:p text:style-name="P8"/>
          </table:table-cell>
          <table:table-cell table:style-name="tableauDecompteFactureGardePerseus.D3" office:value-type="string">
            <text:p text:style-name="P8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6">%{typeLigneCinq}%%=DetailPrestation=%</text:p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B3" office:value-type="string">
            <text:p text:style-name="P7">%=MontantNonReconnuPeriodeRFM=%</text:p>
          </table:table-cell>
          <table:table-cell table:style-name="tableauDecompteFactureGardePerseus.D3" office:value-type="string">
            <text:p text:style-name="P6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9">%{typeLigneSix}%%=TexteMontantTotal=%</text:p>
          </table:table-cell>
          <table:table-cell table:style-name="tableauDecompteFactureGardePerseus.B3" office:value-type="string">
            <text:p text:style-name="P9"/>
          </table:table-cell>
          <table:table-cell table:style-name="tableauDecompteFactureGardePerseus.B3" office:value-type="string">
            <text:p text:style-name="P10"/>
          </table:table-cell>
          <table:table-cell table:style-name="tableauDecompteFactureGardePerseus.D3" office:value-type="string">
            <text:p text:style-name="P11">%=MontantTotal=%</text:p>
          </table:table-cell>
        </table:table-row>
        <table:table-row table:style-name="tableauDecompteFactureGardePerseus.1">
          <table:table-cell table:style-name="tableauDecompteFactureGardePerseus.A8" office:value-type="string">
            <text:p text:style-name="P12">%{ligneAdressePaiement}%%=AdressePaiement=%</text:p>
          </table:table-cell>
          <table:table-cell table:style-name="tableauDecompteFactureGardePerseus.B8" office:value-type="string">
            <text:p text:style-name="P9"/>
          </table:table-cell>
          <table:table-cell table:style-name="tableauDecompteFactureGardePerseus.B8" office:value-type="string">
            <text:p text:style-name="P10"/>
          </table:table-cell>
          <table:table-cell table:style-name="tableauDecompteFactureGardePerseus.D8" office:value-type="string">
            <text:p text:style-name="P11"/>
          </table:table-cell>
        </table:table-row>
        <table:table-row table:style-name="tableauDecompteFactureGardePerseus.1">
          <table:table-cell table:style-name="tableauDecompteFactureGardePerseus.A9" office:value-type="string">
            <text:p text:style-name="P9">%{typeLigneSept}%%=TexteMontantTotalACharge=%</text:p>
          </table:table-cell>
          <table:table-cell table:style-name="tableauDecompteFactureGardePerseus.B9" office:value-type="string">
            <text:p text:style-name="P9"/>
          </table:table-cell>
          <table:table-cell table:style-name="tableauDecompteFactureGardePerseus.B9" office:value-type="string">
            <text:p text:style-name="P9"/>
          </table:table-cell>
          <table:table-cell table:style-name="tableauDecompteFactureGardePerseus.D9" office:value-type="string">
            <text:p text:style-name="P11">%=MontantTotalACharge=%</text:p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6">%{typeLigneHuit}%- %=TexteDepassementQuotite=%</text:p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D3" office:value-type="string">
            <text:p text:style-name="P7">%=MontantTotalQuotite=%</text:p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6">%{typeLigneNeuf}%- %=TexteExcedantRevenus=%</text:p>
          </table:table-cell>
          <table:table-cell table:style-name="tableauDecompteFactureGardePerseus.B3" office:value-type="string">
            <text:p text:style-name="P6"/>
          </table:table-cell>
          <table:table-cell table:style-name="tableauDecompteFactureGardePerseus.B3" office:value-type="string">
            <text:p text:style-name="P7">%=MontantTotalExcedant=%</text:p>
          </table:table-cell>
          <table:table-cell table:style-name="tableauDecompteFactureGardePerseus.D3" office:value-type="string">
            <text:p text:style-name="P7"/>
          </table:table-cell>
        </table:table-row>
        <table:table-row table:style-name="tableauDecompteFactureGardePerseus.1">
          <table:table-cell table:style-name="tableauDecompteFactureGardePerseus.A2" office:value-type="string">
            <text:p text:style-name="P9">%{typeLigneDix}%%=TexteMontantARembourserRFM=%</text:p>
          </table:table-cell>
          <table:table-cell table:style-name="tableauDecompteFactureGardePerseus.B3" office:value-type="string">
            <text:p text:style-name="P9"/>
          </table:table-cell>
          <table:table-cell table:style-name="tableauDecompteFactureGardePerseus.B3" office:value-type="string">
            <text:p text:style-name="P9"/>
          </table:table-cell>
          <table:table-cell table:style-name="tableauDecompteFactureGardePerseus.D3" office:value-type="string">
            <text:p text:style-name="P11">%=MontantARembourserRFM=%</text:p>
          </table:table-cell>
        </table:table-row>
        <table:table-row table:style-name="tableauDecompteFactureGardePerseus.1">
          <table:table-cell table:style-name="tableauDecompteFactureGardePerseus.A8" office:value-type="string">
            <text:p text:style-name="P9">%{typeLigneOnze}%%=TexteMontantTotalARembourser=%</text:p>
          </table:table-cell>
          <table:table-cell table:style-name="tableauDecompteFactureGardePerseus.B8" office:value-type="string">
            <text:p text:style-name="P9"/>
          </table:table-cell>
          <table:table-cell table:style-name="tableauDecompteFactureGardePerseus.B8" office:value-type="string">
            <text:p text:style-name="P9"/>
          </table:table-cell>
          <table:table-cell table:style-name="tableauDecompteFactureGardePerseus.D8" office:value-type="string">
            <text:p text:style-name="P13">%=MontantARembourser=%</text:p>
          </table:table-cell>
        </table:table-row>
      </table:table>
      <text:p text:style-name="P2"/>
      <text:p text:style-name="P2">%=Remarque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4:39:10.48</dc:date>
    <meta:editing-cycles>56</meta:editing-cycles>
    <meta:editing-duration>PT5H50M6S</meta:editing-duration>
    <meta:document-statistic meta:table-count="1" meta:image-count="0" meta:object-count="0" meta:page-count="1" meta:paragraph-count="26" meta:word-count="34" meta:character-count="942"/>
    <meta:user-defined meta:name="Info 1"/>
    <meta:user-defined meta:name="Info 2"/>
    <meta:user-defined meta:name="Info 3"/>
    <meta:user-defined meta:name="Info 4"/>
  </office:meta>
</office:document-meta>
</file>